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a6ce8" officeooo:paragraph-rsid="001a6ce8"/>
    </style:style>
    <style:style style:name="P2" style:family="paragraph" style:parent-style-name="Preformatted_20_Text">
      <style:paragraph-properties fo:text-align="end" style:justify-single-word="false"/>
      <style:text-properties officeooo:rsid="001b4327" officeooo:paragraph-rsid="001b4327"/>
    </style:style>
    <style:style style:name="P3" style:family="paragraph" style:parent-style-name="Table_20_Contents">
      <style:text-properties style:font-name="Liberation Mono" fo:font-size="10pt" officeooo:rsid="001a6ce8" officeooo:paragraph-rsid="001a6ce8" style:font-name-asian="Droid Sans1" style:font-size-asian="10pt" style:font-name-complex="Liberation Mono" style:font-size-complex="10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ena Bales and Connor Yates</text:p>
      <text:p text:style-name="P1">1.<text:tab/>Any two words that contain the same letters in different orders would hash to the same values using the first hash function. An example would be "eat" and "ate".</text:p>
      <text:p text:style-name="P1">2.<text:tab/>String hash two is better than the first one because it causes more words to have distinct hash values, resulting in shorter linked lists and quicker searches for values.</text:p>
      <text:p text:style-name="P1">3.<text:tab/>No. Even if they hash to the same location, they are still two different words, and we check for words being different.</text:p>
      <text:p text:style-name="P1">4.<text:tab/>No. Same as above. The hashing value doesn't affect how many values there are or how big the table is.</text:p>
      <text:p text:style-name="P1">5.<text:tab/>Yes. With HashFunction1, you could end up with a mostly empty array with a bunch of values linked out into long lists, and have a mostly filled array of short lists with HashFunction2. In that case, the number of empty buckets would be very different between the two runs. A good example of this would be in storing a database of anagrams.</text:p>
      <text:p text:style-name="P1">6.<text:tab/>No. It just decreases because we are decreasing the size.</text:p>
      <text:p text:style-name="P1">7.<text:tab/><text:tab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Table size</text:p>
          </table:table-cell>
          <table:table-cell table:style-name="Table1.B1" office:value-type="string">
            <text:p text:style-name="P3">runtime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B2" office:value-type="string">
            <text:p text:style-name="P3">0.02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B2" office:value-type="string">
            <text:p text:style-name="P3">0.02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0.1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P3">0.11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P3">0.15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3">0.21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0.44</text:p>
          </table:table-cell>
        </table:table-row>
      </table:table>
      <text:p text:style-name="P1"/>
      <text:p text:style-name="P1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7:41:11.026760587</dc:date>
    <dc:creator>Helena </dc:creator>
    <meta:generator>LibreOffice/4.2.6.3$Linux_X86_64 LibreOffice_project/420m0$Build-3</meta:generator>
    <meta:editing-duration>P0D</meta:editing-duration>
    <meta:editing-cycles>1</meta:editing-cycles>
    <meta:document-statistic meta:table-count="1" meta:image-count="0" meta:object-count="1" meta:page-count="1" meta:paragraph-count="24" meta:word-count="201" meta:character-count="1056" meta:non-whitespace-character-count="8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4.198cm" svg:y="0.315cm" chart:style-name="ch2">
          <text:p>Table size v. Runtime without resizing</text:p>
        </chart:title>
        <chart:legend chart:legend-position="end" svg:x="13.736cm" svg:y="4.2cm" style:legend-expansion="high" chart:style-name="ch3"/>
        <chart:plot-area chart:style-name="ch4" chart:data-source-has-labels="both" svg:x="1.33cm" svg:y="1.657cm" svg:width="11.768cm" svg:height="6.182cm">
          <chartooo:coordinate-region svg:x="2.242cm" svg:y="1.856cm" svg:width="10.484cm" svg:height="5.336cm"/>
          <chart:axis chart:dimension="x" chart:name="primary-x" chart:style-name="ch5" chartooo:axis-type="auto">
            <chart:title svg:x="6.442cm" svg:y="8.018cm" chart:style-name="ch6">
              <text:p>Table siz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639cm" chart:style-name="ch8">
              <text:p>Runtime (s)</text:p>
            </chart:title>
            <chart:grid chart:style-name="ch9" chart:class="major"/>
          </chart:axis>
          <chart:series chart:style-name="ch10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